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7cm" svg:x="8.5cm" svg:y="4.4cm">
          <text:p text:style-name="P1">Gateway UI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.7cm" svg:x="13cm" svg:y="7.4cm">
          <text:p text:style-name="P2">Resour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cm" svg:y1="5.75cm" svg:x2="15.25cm" svg:y2="7.4cm" draw:start-shape="id1" draw:start-glue-point="1" draw:end-shape="id2" svg:d="M13000 5750h2250v1650" svg:viewBox="0 0 2251 1651">
          <text:p/>
        </draw:connector>
        <draw:custom-shape draw:style-name="gr3" draw:text-style-name="P2" xml:id="id3" draw:id="id3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3cm" svg:x="9.45cm" svg:y="1.3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5cm" svg:y1="3.3cm" svg:x2="10.75cm" svg:y2="4.4cm" draw:start-shape="id3" draw:start-glue-point="2" draw:end-shape="id1" draw:end-glue-point="0" svg:d="M10750 3300v1100" svg:viewBox="0 0 1 1101">
          <text:p/>
        </draw:connector>
        <draw:custom-shape draw:style-name="gr5" draw:text-style-name="P2" xml:id="id4" draw:id="id4" draw:layer="layout" svg:width="4.1cm" svg:height="2.8cm" svg:x="5.7cm" svg:y="8.3cm">
          <text:p text:style-name="P2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13cm" svg:y1="8.75cm" svg:x2="9.8cm" svg:y2="9.7cm" draw:start-shape="id2" draw:start-glue-point="3" draw:end-shape="id4" draw:end-glue-point="8" svg:d="M13000 8750h-1599v950h-1601" svg:viewBox="0 0 3201 951">
          <text:p/>
        </draw:connector>
        <draw:connector draw:style-name="gr6" draw:text-style-name="P2" draw:layer="layout" svg:x1="10.75cm" svg:y1="7.1cm" svg:x2="7.75cm" svg:y2="8.3cm" draw:start-shape="id1" draw:start-glue-point="2" draw:end-shape="id4" svg:d="M10750 7100v600h-3000v600" svg:viewBox="0 0 3001 1201">
          <text:p/>
        </draw:connector>
        <draw:frame draw:style-name="gr7" draw:layer="layout" svg:width="6.9cm" svg:height="0.963cm" svg:x="10.8cm" svg:y="3.401cm">
          <draw:text-box>
            <text:p>HTTP Basic + Cookie</text:p>
          </draw:text-box>
        </draw:frame>
        <draw:frame draw:style-name="gr7" draw:layer="layout" svg:width="3cm" svg:height="0.963cm" svg:x="15.2cm" svg:y="5.9cm">
          <draw:text-box>
            <text:p>Cook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15:13:34.479488548</dc:date>
    <meta:editing-duration>P1DT4H39S</meta:editing-duration>
    <meta:editing-cycles>13</meta:editing-cycles>
    <meta:generator>LibreOffice/4.2.6.3$Linux_X86_64 LibreOffice_project/420m0$Build-3</meta:generator>
    <meta:document-statistic meta:object-count="11"/>
  </office:meta>
</office:document-meta>
</file>